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>
      <style:text-properties style:text-underline-style="solid" style:text-underline-color="font-color"/>
    </style:style>
    <style:style style:name="T3_4" style:family="text">
      <style:text-properties style:text-underline-style="solid" style:text-underline-color="font-color"/>
    </style:style>
    <style:style style:name="T3_5" style:family="text">
      <style:text-properties style:text-underline-style="solid" style:text-underline-color="font-color"/>
    </style:style>
    <style:style style:name="T3_6" style:family="text">
      <style:text-properties style:text-underline-style="solid" style:text-underline-color="font-color"/>
    </style:style>
    <style:style style:name="T3_7" style:family="text">
      <style:text-properties style:text-underline-style="solid" style:text-underline-color="font-color"/>
    </style:style>
    <style:style style:name="T3_8" style:family="text">
      <style:text-properties style:text-underline-style="solid" style:text-underline-color="font-color"/>
    </style:style>
    <style:style style:name="T3_9" style:family="text">
      <style:text-properties style:text-underline-style="solid" style:text-underline-color="font-color"/>
    </style:style>
    <style:style style:name="T3_10" style:family="text">
      <style:text-properties style:text-underline-style="solid" style:text-underline-color="font-color"/>
    </style:style>
    <style:style style:name="T3_11" style:family="text">
      <style:text-properties style:text-underline-style="solid" style:text-underline-color="font-color"/>
    </style:style>
    <style:style style:name="T3_12" style:family="text">
      <style:text-properties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text-underline-style="solid" style:text-underline-color="font-color"/>
    </style:style>
    <style:style style:name="T8_2" style:family="text">
      <style:text-properties style:text-underline-style="solid" style:text-underline-color="font-color"/>
    </style:style>
    <style:style style:name="T8_3" style:family="text">
      <style:text-properties style:text-underline-style="solid" style:text-underline-color="font-color"/>
    </style:style>
    <style:style style:name="T8_4" style:family="text">
      <style:text-properties style:text-underline-style="solid" style:text-underline-color="font-color"/>
    </style:style>
    <style:style style:name="T8_5" style:family="text">
      <style:text-properties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text-underline-style="solid" style:text-underline-color="font-color"/>
    </style:style>
    <style:style style:name="T15_2" style:family="text">
      <style:text-properties style:text-underline-style="solid" style:text-underline-color="font-color"/>
    </style:style>
    <style:style style:name="T15_3" style:family="text">
      <style:text-properties style:text-underline-style="solid" style:text-underline-color="font-color"/>
    </style:style>
    <style:style style:name="T15_4" style:family="text">
      <style:text-properties style:text-underline-style="solid" style:text-underline-color="font-color"/>
    </style:style>
    <style:style style:name="T15_5" style:family="text">
      <style:text-properties style:text-underline-style="solid" style:text-underline-color="font-color"/>
    </style:style>
    <style:style style:name="T15_6" style:family="text">
      <style:text-properties style:text-underline-style="solid" style:text-underline-color="font-color"/>
    </style:style>
    <style:style style:name="T15_7" style:family="text">
      <style:text-properties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text-underline-style="solid" style:text-underline-color="font-color"/>
    </style:style>
    <style:style style:name="T20_2" style:family="text">
      <style:text-properties style:text-underline-style="solid" style:text-underline-color="font-color"/>
    </style:style>
    <style:style style:name="T20_3" style:family="text">
      <style:text-properties style:text-underline-style="solid" style:text-underline-color="font-color"/>
    </style:style>
    <style:style style:name="T20_4" style:family="text">
      <style:text-properties style:text-underline-style="solid" style:text-underline-color="font-color"/>
    </style:style>
    <style:style style:name="T20_5" style:family="text">
      <style:text-properties style:text-underline-style="solid" style:text-underline-color="font-color"/>
    </style:style>
    <style:style style:name="T20_6" style:family="text">
      <style:text-properties style:text-underline-style="solid" style:text-underline-color="font-color"/>
    </style:style>
    <style:style style:name="T20_7" style:family="text">
      <style:text-properties style:text-underline-style="solid" style:text-underline-color="font-color"/>
    </style:style>
    <style:style style:name="T20_8" style:family="text">
      <style:text-properties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text-underline-style="solid" style:text-underline-color="font-color"/>
    </style:style>
    <style:style style:name="T27_2" style:family="text">
      <style:text-properties style:text-underline-style="solid" style:text-underline-color="font-color"/>
    </style:style>
    <style:style style:name="T27_3" style:family="text">
      <style:text-properties style:text-underline-style="solid" style:text-underline-color="font-color"/>
    </style:style>
    <style:style style:name="T27_4" style:family="text">
      <style:text-properties style:text-underline-style="solid" style:text-underline-color="font-color"/>
    </style:style>
    <style:style style:name="T27_5" style:family="text">
      <style:text-properties style:text-underline-style="solid" style:text-underline-color="font-color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text-underline-style="solid" style:text-underline-color="font-color"/>
    </style:style>
    <style:style style:name="T35_2" style:family="text">
      <style:text-properties style:text-underline-style="solid" style:text-underline-color="font-color"/>
    </style:style>
    <style:style style:name="T35_3" style:family="text">
      <style:text-properties style:text-underline-style="solid" style:text-underline-color="font-color"/>
    </style:style>
    <style:style style:name="T35_4" style:family="text">
      <style:text-properties style:text-underline-style="solid" style:text-underline-color="font-color"/>
    </style:style>
    <style:style style:name="T35_5" style:family="text">
      <style:text-properties style:text-underline-style="solid" style:text-underline-color="font-color"/>
    </style:style>
    <style:style style:name="T35_6" style:family="text">
      <style:text-properties style:text-underline-style="solid" style:text-underline-color="font-color"/>
    </style:style>
    <style:style style:name="T35_7" style:family="text">
      <style:text-properties style:text-underline-style="solid" style:text-underline-color="font-color"/>
    </style:style>
    <style:style style:name="T35_8" style:family="text">
      <style:text-properties style:text-underline-style="solid" style:text-underline-color="font-color"/>
    </style:style>
    <style:style style:name="T35_9" style:family="text">
      <style:text-properties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tyle="italic" style:font-style-asian="italic" style:font-style-complex="italic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text-underline-style="solid" style:text-underline-color="font-color"/>
    </style:style>
    <style:style style:name="T40_2" style:family="text">
      <style:text-properties style:text-underline-style="solid" style:text-underline-color="font-color"/>
    </style:style>
    <style:style style:name="T40_3" style:family="text">
      <style:text-properties style:text-underline-style="solid" style:text-underline-color="font-color"/>
    </style:style>
    <style:style style:name="T40_4" style:family="text">
      <style:text-properties style:text-underline-style="solid" style:text-underline-color="font-color"/>
    </style:style>
    <style:style style:name="T40_5" style:family="text">
      <style:text-properties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Diagrames</text:span><text:span text:style-name="T1_2"><text:s/></text:span><text:span text:style-name="T1_3">a</text:span><text:span text:style-name="T1_4"><text:s/></text:span><text:span text:style-name="T1_5">realitzar</text:span><text:span text:style-name="T1_6">:</text:span></text:p>
      <text:p text:style-name="P2"/>
      <text:p text:style-name="P3"><text:span text:style-name="T3_1">Principals</text:span><text:span text:style-name="T3_2"><text:s/>(</text:span><text:span text:style-name="T3_3">controlador</text:span><text:span text:style-name="T3_4"><text:s/></text:span><text:span text:style-name="T3_5">de</text:span><text:span text:style-name="T3_6"><text:s/></text:span><text:span text:style-name="T3_7">cas</text:span><text:span text:style-name="T3_8"><text:s/></text:span><text:span text:style-name="T3_9">d</text:span><text:span text:style-name="T3_10">’</text:span><text:span text:style-name="T3_11">ús</text:span><text:span text:style-name="T3_12">)</text:span></text:p>
      <text:p text:style-name="P4"><text:span text:style-name="T4_1">-</text:span><text:span text:style-name="T4_2">Login</text:span></text:p>
      <text:p text:style-name="P5"><text:span text:style-name="T5_1">-</text:span><text:span text:style-name="T5_2">ConsultarRanking</text:span></text:p>
      <text:p text:style-name="P6"><text:span text:style-name="T6_1">-</text:span><text:span text:style-name="T6_2">JugarPartida</text:span></text:p>
      <text:p text:style-name="P7"/>
      <text:p text:style-name="P8"><text:span text:style-name="T8_1">Operacions</text:span><text:span text:style-name="T8_2"><text:s/></text:span><text:span text:style-name="T8_3">dels</text:span><text:span text:style-name="T8_4"><text:s/></text:span><text:span text:style-name="T8_5">controladors</text:span></text:p>
      <text:p text:style-name="P9"><text:span text:style-name="T9_1">-</text:span><text:span text:style-name="T9_2">Login</text:span><text:span text:style-name="T9_3">::</text:span><text:span text:style-name="T9_4">Login</text:span></text:p>
      <text:p text:style-name="P10"><text:span text:style-name="T10_1">-</text:span><text:span text:style-name="T10_2">ConsultarRanking</text:span><text:span text:style-name="T10_3">::</text:span><text:span text:style-name="T10_4">ObtenirRanking</text:span></text:p>
      <text:p text:style-name="P11"><text:span text:style-name="T11_1">-</text:span><text:span text:style-name="T11_2">JugarPartida</text:span><text:span text:style-name="T11_3">::</text:span><text:span text:style-name="T11_4">FerAutenticacio</text:span></text:p>
      <text:p text:style-name="P12"><text:span text:style-name="T12_1">-</text:span><text:span text:style-name="T12_2">JugarPartida</text:span><text:span text:style-name="T12_3">::</text:span><text:span text:style-name="T12_4">CrearPartida</text:span></text:p>
      <text:p text:style-name="P13"><text:span text:style-name="T13_1">-</text:span><text:span text:style-name="T13_2">JugarPartida</text:span><text:span text:style-name="T13_3">::</text:span><text:span text:style-name="T13_4">ferMoviment</text:span></text:p>
      <text:p text:style-name="P14"/>
      <text:p text:style-name="P15"><text:span text:style-name="T15_1">Transaccions</text:span><text:span text:style-name="T15_2"><text:s/></text:span><text:span text:style-name="T15_3">Privades</text:span><text:span text:style-name="T15_4"><text:s/></text:span><text:span text:style-name="T15_5">dels</text:span><text:span text:style-name="T15_6"><text:s/></text:span><text:span text:style-name="T15_7">controladors</text:span></text:p>
      <text:p text:style-name="P16"><text:span text:style-name="T16_1">-</text:span><text:span text:style-name="T16_2">JugarPartida</text:span><text:span text:style-name="T16_3">::</text:span><text:span text:style-name="T16_4">comprovacions</text:span><text:span text:style-name="T16_5">(</text:span><text:span text:style-name="T16_6">engloba</text:span><text:span text:style-name="T16_7"><text:s/></text:span><text:span text:style-name="T16_8">totes</text:span><text:span text:style-name="T16_9"><text:s/></text:span><text:span text:style-name="T16_10">les</text:span><text:span text:style-name="T16_11"><text:s/></text:span><text:span text:style-name="T16_12">comprovacions</text:span><text:span text:style-name="T16_13">)</text:span></text:p>
      <text:p text:style-name="P17"><text:span text:style-name="T17_1">-</text:span><text:span text:style-name="T17_2">comprovacions</text:span><text:span text:style-name="T17_3">::</text:span><text:span text:style-name="T17_4">enviarMissatge</text:span></text:p>
      <text:p text:style-name="P18"><text:span text:style-name="T18_1">-</text:span><text:span text:style-name="T18_2">ObtenirRanking</text:span><text:span text:style-name="T18_3">::</text:span><text:span text:style-name="T18_4">ObtenirRanking</text:span></text:p>
      <text:p text:style-name="P19"/>
      <text:p text:style-name="P20"><text:span text:style-name="T20_1">Derivats</text:span><text:span text:style-name="T20_2"><text:s/></text:span><text:span text:style-name="T20_3">de</text:span><text:span text:style-name="T20_4"><text:s/></text:span><text:span text:style-name="T20_5">Crear</text:span><text:span text:style-name="T20_6"><text:s/></text:span><text:span text:style-name="T20_7">Partida</text:span><text:span text:style-name="T20_8">:</text:span></text:p>
      <text:p text:style-name="P21"><text:span text:style-name="T21_1">-</text:span><text:span text:style-name="T21_2">Partida</text:span><text:span text:style-name="T21_3">::</text:span><text:span text:style-name="T21_4">creaCaselles</text:span></text:p>
      <text:p text:style-name="P22"><text:span text:style-name="T22_1">-</text:span><text:span text:style-name="T22_2">Partida</text:span><text:span text:style-name="T22_3">::</text:span><text:span text:style-name="T22_4">assignaJugador</text:span></text:p>
      <text:p text:style-name="P23"><text:span text:style-name="T23_1">-</text:span><text:span text:style-name="T23_2">Partida</text:span><text:span text:style-name="T23_3">::</text:span><text:span text:style-name="T23_4">actualitzaIdPartida</text:span></text:p>
      <text:p text:style-name="P24"><text:span text:style-name="T24_1">-</text:span><text:span text:style-name="T24_2">Jugador</text:span><text:span text:style-name="T24_3">::</text:span><text:span text:style-name="T24_4">getMillorPuntuació</text:span></text:p>
      <text:p text:style-name="P25"><text:span text:style-name="T25_1">-</text:span><text:span text:style-name="T25_2">Partida</text:span><text:span text:style-name="T25_3">::</text:span><text:span text:style-name="T25_4">casellesAmbNumero</text:span></text:p>
      <text:p text:style-name="P26"/>
      <text:p text:style-name="P27"><text:span text:style-name="T27_1">Derivats</text:span><text:span text:style-name="T27_2"><text:s/></text:span><text:span text:style-name="T27_3">de</text:span><text:span text:style-name="T27_4"><text:s/></text:span><text:span text:style-name="T27_5">FerMoviment</text:span></text:p>
      <text:p text:style-name="P28"><text:span text:style-name="T28_1">-</text:span><text:span text:style-name="T28_2">Partida</text:span><text:span text:style-name="T28_3">::</text:span><text:span text:style-name="T28_4">comprovaPartidaPerduda</text:span></text:p>
      <text:p text:style-name="P29"><text:span text:style-name="T29_1">-</text:span><text:span text:style-name="T29_2">Partida</text:span><text:span text:style-name="T29_3">::</text:span><text:span text:style-name="T29_4">comprovaPartidaGuanyada</text:span></text:p>
      <text:p text:style-name="P30"><text:span text:style-name="T30_1">-</text:span><text:span text:style-name="T30_2">Partida</text:span><text:span text:style-name="T30_3">::</text:span><text:span text:style-name="T30_4">partidaJugada</text:span><text:span text:style-name="T30_5">(</text:span><text:span text:style-name="T30_6">finalitzarPartida</text:span><text:span text:style-name="T30_7">)</text:span></text:p>
      <text:p text:style-name="P31"><text:span text:style-name="T31_1">-</text:span><text:span text:style-name="T31_2">Partida</text:span><text:span text:style-name="T31_3">::</text:span><text:span text:style-name="T31_4">preparasegüentMoviment</text:span></text:p>
      <text:p text:style-name="P32"><text:span text:style-name="T32_1">-</text:span><text:span text:style-name="T32_2">Partida</text:span><text:span text:style-name="T32_3">::</text:span><text:span text:style-name="T32_4">realitzaMoviment</text:span><text:span text:style-name="T32_5">(</text:span><text:span text:style-name="T32_6">renombrat</text:span><text:span text:style-name="T32_7"><text:s/></text:span><text:span text:style-name="T32_8">així</text:span><text:span text:style-name="T32_9">,<text:s/></text:span><text:span text:style-name="T32_10">és</text:span><text:span text:style-name="T32_11"><text:s/></text:span><text:span text:style-name="T32_12">la</text:span><text:span text:style-name="T32_13"><text:s/></text:span><text:span text:style-name="T32_14">post</text:span><text:span text:style-name="T32_15"><text:s/>“</text:span><text:span text:style-name="T32_16">ferMoviment</text:span><text:span text:style-name="T32_17">”)</text:span></text:p>
      <text:p text:style-name="P33"><text:span text:style-name="T33_1">-</text:span><text:span text:style-name="T33_2">Partida</text:span><text:span text:style-name="T33_3">::</text:span><text:span text:style-name="T33_4">casellesAmbNumero</text:span></text:p>
      <text:p text:style-name="P34"/>
      <text:p text:style-name="P35"><text:span text:style-name="T35_1">Derivats</text:span><text:span text:style-name="T35_2"><text:s/></text:span><text:span text:style-name="T35_3">de</text:span><text:span text:style-name="T35_4"><text:s/></text:span><text:span text:style-name="T35_5">Obtenir</text:span><text:span text:style-name="T35_6"><text:s/>/<text:s/></text:span><text:span text:style-name="T35_7">Consultar</text:span><text:span text:style-name="T35_8"><text:s/></text:span><text:span text:style-name="T35_9">Ranking</text:span></text:p>
      <text:p text:style-name="P36"><text:span text:style-name="T36_1">Implícites</text:span></text:p>
      <text:p text:style-name="P37"><text:span text:style-name="T37_1">-</text:span><text:span text:style-name="T37_2">Jugador</text:span><text:span text:style-name="T37_3">::</text:span><text:span text:style-name="T37_4">getMillorPuntuació</text:span></text:p>
      <text:p text:style-name="P38"><text:span text:style-name="T38_1">-</text:span><text:span text:style-name="T38_2">Jugador</text:span><text:span text:style-name="T38_3">::</text:span><text:span text:style-name="T38_4">getPuntuacioMitjana</text:span></text:p>
      <text:p text:style-name="P39"/>
      <text:p text:style-name="P40"><text:span text:style-name="T40_1">Derivats</text:span><text:span text:style-name="T40_2"><text:s/></text:span><text:span text:style-name="T40_3">de</text:span><text:span text:style-name="T40_4"><text:s/></text:span><text:span text:style-name="T40_5">realitzaMoviment</text:span></text:p>
      <text:p text:style-name="P41"/>
      <text:p text:style-name="P42"><text:span text:style-name="T42_1">-</text:span><text:span text:style-name="T42_2">EstrategiaMoviment</text:span><text:span text:style-name="T42_3">::</text:span><text:span text:style-name="T42_4">Separar</text:span></text:p>
      <text:p text:style-name="P43"><text:span text:style-name="T43_1">-</text:span><text:span text:style-name="T43_2">Partida</text:span><text:span text:style-name="T43_3">::</text:span><text:span text:style-name="T43_4">Moure</text:span></text:p>
      <text:p text:style-name="P44"/>
      <text:p text:style-name="P45"/>
      <text:p text:style-name="P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